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0F0000000FB1D1FB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-0.212cm" draw:shadow-offset-y="0.212cm" draw:shadow-color="#808080" draw:shadow-opacity="50%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2.63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Default-title">
      <style:graphic-properties draw:fill-color="#ffffff" fo:min-height="1.608cm"/>
    </style:style>
    <style:style style:name="pr4" style:family="presentation" style:parent-style-name="Default-outline1">
      <style:graphic-properties draw:fill-color="#ffffff" fo:min-height="14.314cm"/>
    </style:style>
    <style:style style:name="pr5" style:family="presentation" style:parent-style-name="Default-notes">
      <style:graphic-properties draw:fill-color="#ffffff" fo:min-height="11.137cm"/>
    </style:style>
    <style:style style:name="pr6" style:family="presentation" style:parent-style-name="Default-title">
      <style:graphic-properties draw:fill-color="#ffffff" draw:auto-grow-height="true" fo:min-height="1.859cm"/>
    </style:style>
    <style:style style:name="pr7" style:family="presentation" style:parent-style-name="Default-outline1">
      <style:graphic-properties draw:fill-color="#ffffff" fo:min-height="18.761cm"/>
    </style:style>
    <style:style style:name="pr8" style:family="presentation" style:parent-style-name="Default-outline1">
      <style:graphic-properties draw:fill-color="#ffffff" fo:min-height="11.711cm"/>
    </style:style>
    <style:style style:name="pr9" style:family="presentation" style:parent-style-name="Default-outline1">
      <style:graphic-properties draw:fill-color="#ffffff" fo:min-height="13.23cm"/>
    </style:style>
    <style:style style:name="pr10" style:family="presentation" style:parent-style-name="Default-outline1">
      <style:graphic-properties draw:fill-color="#ffffff" fo:min-height="16.15cm"/>
    </style:style>
    <style:style style:name="pr11" style:family="presentation" style:parent-style-name="Default-outline1">
      <style:graphic-properties draw:fill-color="#ffffff" fo:min-height="18.607cm"/>
    </style:style>
    <style:style style:name="pr12" style:family="presentation" style:parent-style-name="Default-outline1">
      <style:graphic-properties draw:fill-color="#ffffff" fo:min-height="16.62cm"/>
    </style:style>
    <style:style style:name="pr13" style:family="presentation" style:parent-style-name="Default-outline1">
      <style:graphic-properties draw:fill-color="#ffffff" fo:min-height="13.748cm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1.898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title">
      <style:graphic-properties fo:min-height="1.858cm"/>
    </style:style>
    <style:style style:name="pr17" style:family="presentation" style:parent-style-name="Default-outline1" style:list-style-name="L3">
      <style:graphic-properties fo:min-height="14.02cm"/>
    </style:style>
    <style:style style:name="pr18" style:family="presentation" style:parent-style-name="Default-notes">
      <style:graphic-properties draw:fill-color="#ffffff" fo:min-height="11.387cm"/>
    </style:style>
    <style:style style:name="pr19" style:family="presentation" style:parent-style-name="Default-outline1">
      <style:graphic-properties fo:min-height="12.478cm"/>
    </style:style>
    <style:style style:name="pr20" style:family="presentation" style:parent-style-name="Default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6.634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notes">
      <style:graphic-properties draw:stroke="none" draw:fill="none" draw:fill-color="#ffffff" draw:auto-grow-height="true" fo:min-height="11.383cm" draw:shadow="hidden"/>
    </style:style>
    <style:style style:name="P1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2" style:family="paragraph">
      <style:paragraph-properties fo:margin-left="0.952cm" fo:margin-right="0cm" fo:margin-top="0.282cm" fo:margin-bottom="0cm" fo:line-height="100%" fo:text-indent="0cm" style:punctuation-wrap="hanging" style:line-break="stric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.952cm" fo:margin-right="0cm" fo:text-indent="0cm"/>
    </style:style>
    <style:style style:name="P7" style:family="paragraph">
      <style:paragraph-properties fo:margin-left="2.063cm" fo:margin-right="0cm" fo:margin-top="0.246cm" fo:margin-bottom="0cm" fo:line-height="118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hyphenate="false"/>
    </style:style>
    <style:style style:name="P8" style:family="paragraph">
      <style:paragraph-properties fo:margin-left="3.175cm" fo:margin-right="0cm" fo:margin-top="0.211cm" fo:margin-bottom="0cm" fo:line-height="118%" fo:text-align="start" fo:text-indent="-0.635cm" style:text-autospace="ideograph-alpha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P9" style:family="paragraph">
      <style:paragraph-properties fo:margin-left="4.445cm" fo:margin-right="0cm" fo:margin-top="0.176cm" fo:margin-bottom="0cm" fo:line-height="118%" fo:text-align="start" fo:text-indent="-0.635cm" style:text-autospace="ideograph-alpha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P10" style:family="paragraph">
      <style:paragraph-properties fo:margin-left="0.952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5" style:family="paragraph">
      <style:paragraph-properties fo:margin-left="0.93cm" fo:margin-right="0cm" fo:margin-top="0.529cm" fo:margin-bottom="0cm" fo:line-height="100%" fo:text-indent="-0.93cm" style:punctuation-wrap="hanging" style:line-break="strict"/>
    </style:style>
    <style:style style:name="P16" style:family="paragraph">
      <style:paragraph-properties fo:margin-left="0.93cm" fo:margin-right="0cm" fo:margin-top="0.176cm" fo:margin-bottom="0cm" fo:line-height="100%" fo:text-indent="-0.93cm" style:punctuation-wrap="hanging" style:line-break="strict"/>
    </style:style>
    <style:style style:name="P17" style:family="paragraph">
      <style:paragraph-properties fo:margin-left="0.93cm" fo:margin-right="0cm" fo:margin-top="0.176cm" fo:margin-bottom="0cm" fo:line-height="100%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119cm" fo:margin-bottom="0cm" fo:line-height="95%" fo:text-indent="0cm" style:punctuation-wrap="hanging" style:line-break="strict"/>
    </style:style>
    <style:style style:name="P19" style:family="paragraph">
      <style:paragraph-properties fo:margin-left="0cm" fo:margin-right="0cm" fo:margin-top="0.119cm" fo:margin-bottom="0cm" fo:line-height="95%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485cm" fo:margin-bottom="0cm" fo:line-height="100%" fo:text-align="center" fo:text-indent="0cm" style:punctuation-wrap="hanging" style:line-break="strict"/>
    </style:style>
    <style:style style:name="P21" style:family="paragraph">
      <style:paragraph-properties fo:margin-left="0cm" fo:margin-right="0cm" fo:margin-top="0.485cm" fo:margin-bottom="0cm" fo:line-height="100%" fo:text-align="center" fo:text-indent="0cm" style:punctuation-wrap="hanging" style:line-break="strict" style:writing-mode="lr-tb"/>
    </style:style>
    <style:style style:name="P22" style:family="paragraph">
      <style:paragraph-properties fo:margin-left="0.948cm" fo:margin-right="0cm" fo:margin-top="0.176cm" fo:margin-bottom="0cm" fo:line-height="100%" fo:text-indent="-0.948cm" style:punctuation-wrap="hanging" style:line-break="strict"/>
    </style:style>
    <style:style style:name="P23" style:family="paragraph">
      <style:paragraph-properties fo:margin-left="0.948cm" fo:margin-right="0cm" fo:margin-top="0.176cm" fo:margin-bottom="0cm" fo:line-height="100%" fo:text-indent="-0.948cm" style:punctuation-wrap="hanging" style:line-break="strict" style:writing-mode="lr-tb"/>
    </style:style>
    <style:style style:name="P24" style:family="paragraph">
      <style:paragraph-properties fo:margin-left="0.6cm" fo:margin-right="0cm" fo:text-indent="-0.6cm"/>
      <style:text-properties fo:font-size="12pt"/>
    </style:style>
    <style:style style:name="T1" style:family="text">
      <style:text-properties fo:language="en" fo:country="GB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Symbol" style:font-style-name="Regular" style:font-family-generic="roman" style:font-pitch="variable" style:font-charset="x-symbol" fo:font-size="24pt" style:font-family-asian="Symbol" style:font-style-name-asian="Regular" style:font-family-generic-asian="roman" style:font-pitch-asian="variable" style:font-charset-asian="x-symbol" style:font-size-asian="24pt" style:font-family-complex="Symbol" style:font-style-name-complex="Regular" style:font-family-generic-complex="roman" style:font-pitch-complex="variable" style:font-charset-complex="x-symbol" style:font-size-complex="24pt"/>
    </style:style>
    <style:style style:name="T4" style:family="text">
      <style:text-properties fo:font-family="Tahoma" style:font-family-generic="swiss" style:font-pitch="variable" fo:font-size="24pt" style:font-family-asian="Symbol" style:font-style-name-asian="Regular" style:font-family-generic-asian="roman" style:font-pitch-asian="variable" style:font-charset-asian="x-symbol" style:font-size-asian="24pt" style:font-family-complex="Symbol" style:font-style-name-complex="Regular" style:font-family-generic-complex="roman" style:font-pitch-complex="variable" style:font-charset-complex="x-symbol" style:font-size-complex="24pt"/>
    </style:style>
    <style:style style:name="T5" style:family="text">
      <style:text-properties fo:color="#000000" style:text-outline="false" style:text-line-through-style="none" style:text-position="0% 100%" fo:font-family="Tahoma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'Lucida Sans Unicode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Symbol" style:font-style-name="Regular" style:font-family-generic="roman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ymbol" style:font-style-name-asian="Regular" style:font-family-generic-asian="roman" style:font-pitch-asian="variable" style:font-charset-asian="x-symbol" style:font-size-asian="24pt" style:language-asian="zxx" style:country-asian="none" style:font-style-asian="normal" style:font-weight-asian="normal" style:font-family-complex="Symbol" style:font-style-name-complex="Regular" style:font-family-generic-complex="roman" style:font-pitch-complex="variable" style:font-charset-complex="x-symbol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Tahoma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ymbol" style:font-style-name-asian="Regular" style:font-family-generic-asian="roman" style:font-pitch-asian="variable" style:font-charset-asian="x-symbol" style:font-size-asian="24pt" style:language-asian="zxx" style:country-asian="none" style:font-style-asian="normal" style:font-weight-asian="normal" style:font-family-complex="Symbol" style:font-style-name-complex="Regular" style:font-family-generic-complex="roman" style:font-pitch-complex="variable" style:font-charset-complex="x-symbol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9" style:family="text">
      <style:text-properties fo:font-family="Tahoma" style:font-family-generic="swiss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0" style:family="text">
      <style:text-properties fo:color="#000000" fo:font-size="20pt" fo:language="en" fo:country="GB" style:font-size-asian="20pt" style:font-size-complex="20pt"/>
    </style:style>
    <style:style style:name="T11" style:family="text">
      <style:text-properties fo:color="#006600" fo:font-size="20pt" fo:language="en" fo:country="GB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333399" fo:font-family="'Courier New'" style:font-family-generic="modern" style:font-pitch="fixed" fo:language="en" fo:country="GB" fo:font-weight="bold" style:font-weight-asian="bold" style:font-weight-complex="bold"/>
    </style:style>
    <style:style style:name="T14" style:family="text">
      <style:text-properties fo:color="#000000" fo:font-family="'Courier New'" style:font-family-generic="modern" style:font-pitch="fixed" fo:language="en" fo:country="GB" fo:font-weight="bold" style:font-weight-asian="bold" style:font-weight-complex="bold"/>
    </style:style>
    <style:style style:name="T15" style:family="text">
      <style:text-properties fo:color="#000000" fo:font-family="'Courier New'" style:font-family-generic="modern" style:font-pitch="fixed" fo:language="en" fo:country="GB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17" style:family="text">
      <style:text-properties fo:color="#0000ff" fo:font-family="Tahoma" style:font-pitch="variable" fo:font-size="22pt" fo:language="en" fo:country="GB" fo:text-shadow="1pt 1pt" style:font-size-asian="22pt" style:font-size-complex="22pt"/>
    </style:style>
    <style:style style:name="T18" style:family="text">
      <style:text-properties fo:color="#000000" style:text-outline="false" style:text-line-through-style="none" style:text-position="0% 100%" fo:font-family="Tahoma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'Lucida Sans Unicode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font-family="Tahoma" style:font-family-generic="swiss" style:font-pitch="variable" style:font-family-asian="Tahoma" style:font-family-generic-asian="swiss" style:font-pitch-asian="variable" style:font-family-complex="Tahoma" style:font-family-generic-complex="swiss" style:font-pitch-complex="variable"/>
    </style:style>
    <style:style style:name="T21" style:family="text">
      <style:text-properties fo:color="#0000ff" fo:font-size="20pt" fo:language="en" fo:country="GB" style:font-size-asian="20pt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F0000000FB1D1FBD5.png" xlink:type="simple" xlink:show="embed" xlink:actuate="onLoad">
        <style:list-level-properties text:min-label-width="0.93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8.839cm" svg:height="2.895cm" svg:x="3.597cm" svg:y="8.467cm" presentation:class="outline" presentation:user-transformed="true">
          <draw:text-box>
            <text:p text:style-name="P1"><text:span text:style-name="T1">Caminhamento em Grafos</text:span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Largura</text:p>
          </draw:text-box>
        </draw:frame>
        <draw:frame presentation:style-name="pr4" draw:text-style-name="P6" draw:layer="layout" svg:width="22.133cm" svg:height="14.314cm" svg:x="2.327cm" svg:y="4.444cm" presentation:class="outline" presentation:user-transformed="true">
          <draw:text-box>
            <text:p text:style-name="P5">Busca em Largura: algoritmo simples que forma parte de muitos outros algoritmos em teoria dos grafos</text:p>
            <text:p xml:id="id1" text:id="id1" text:style-name="P5">Dado um grafo G e um vértice v sistematicamente percorre todos os vértices que são alcançaveis desde v</text:p>
            <text:p xml:id="id2" text:id="id2" text:style-name="P5">Computa a distância (número de arestas) de todos os outros vértices ao vértice v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07cm" svg:height="9.482cm" svg:x="3.174cm" svg:y="1.904cm" draw:page-number="2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text-style-name="P4" draw:layer="layout" svg:width="17.899cm" svg:height="1.859cm" svg:x="4.021cm" svg:y="0.699cm" presentation:class="title">
          <draw:text-box>
            <text:p text:style-name="P4">Busca em Largura</text:p>
          </draw:text-box>
        </draw:frame>
        <draw:frame presentation:style-name="pr7" draw:text-style-name="P10" draw:layer="layout" svg:width="22.133cm" svg:height="18.761cm" svg:x="2.367cm" svg:y="2.5cm" presentation:class="outline" presentation:user-transformed="true">
          <draw:text-box>
            <text:p text:style-name="P5"><text:span text:style-name="T2">Para todo t </text:span><text:span text:style-name="T3"> </text:span><text:span text:style-name="T4">V - v</text:span></text:p>
            <text:p text:style-name="P7"><text:span text:style-name="T5">Cor[t]=branco, dist[t]=inf e </text:span><text:span text:style-name="T6"></text:span><text:span text:style-name="T7">[t]=null</text:span><text:span text:style-name="T5"> </text:span></text:p>
            <text:p text:style-name="P5"><text:span text:style-name="T4">Cor[v]=cinza, </text:span><text:span text:style-name="T3"></text:span><text:span text:style-name="T4">[v]=null,dist[v]=0</text:span></text:p>
            <text:p text:style-name="P5"><text:span text:style-name="T4">Colocar v na fila Q</text:span></text:p>
            <text:p text:style-name="P5"><text:span text:style-name="T4">Enquanto Q </text:span><text:span text:style-name="T3"></text:span><text:span text:style-name="T4"> </text:span><text:span text:style-name="T3"></text:span></text:p>
            <text:p text:style-name="P7"><text:span text:style-name="T7">u = Primeiro elemento de Q (tirar o elemento)</text:span></text:p>
            <text:p text:style-name="P7"><text:span text:style-name="T7">cor[u]=preto</text:span></text:p>
            <text:p text:style-name="P7"><text:span text:style-name="T7">Para cada s </text:span><text:span text:style-name="T6"> </text:span><text:span text:style-name="T7">Adj(u)</text:span></text:p>
            <text:p text:style-name="P8"><text:span text:style-name="T7">Se cor[s]=branco</text:span></text:p>
            <text:p text:style-name="P9"><text:span text:style-name="T7">cor[s]=cinza, dist[s]=dist[u]+1, </text:span><text:span text:style-name="T6"></text:span><text:span text:style-name="T7">[s] = u</text:span></text:p>
            <text:p text:style-name="P9"><text:span text:style-name="T7">Colocar s na fila Q <text:s/>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2.607cm" svg:height="9.482cm" svg:x="3.174cm" svg:y="1.904cm" draw:page-number="3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Largura</text:p>
          </draw:text-box>
        </draw:frame>
        <draw:frame presentation:style-name="pr8" draw:text-style-name="P6" draw:layer="layout" svg:width="22.133cm" svg:height="11.711cm" svg:x="2.327cm" svg:y="4.444cm" presentation:class="outline" presentation:user-transformed="true">
          <draw:text-box>
            <text:p text:style-name="P5">Exemplo: no quadro.</text:p>
          </draw:text-box>
        </draw:frame>
        <presentation:notes draw:style-name="dp2">
          <draw:page-thumbnail draw:style-name="gr2" draw:layer="layout" svg:width="12.607cm" svg:height="9.482cm" svg:x="3.174cm" svg:y="1.904cm" draw:page-number="4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Largura</text:p>
          </draw:text-box>
        </draw:frame>
        <draw:frame presentation:style-name="pr9" draw:text-style-name="P6" draw:layer="layout" svg:width="22.133cm" svg:height="13.23cm" svg:x="2.327cm" svg:y="4.444cm" presentation:class="outline" presentation:user-transformed="true">
          <draw:text-box>
            <text:p text:style-name="P5">Vértices cinzas e pretos já foram descobertos</text:p>
            <text:p xml:id="id3" text:id="id3" text:style-name="P5">Vértices pretos já foram completamente explorados</text:p>
            <text:p xml:id="id4" text:id="id4" text:style-name="P5">Os valores de <text:span text:style-name="T8"></text:span><text:span text:style-name="T9"> determinam uma árvore chamada de á</text:span>rvore de busca em largura</text:p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07cm" svg:height="9.482cm" svg:x="3.174cm" svg:y="1.904cm" draw:page-number="5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Largura</text:p>
          </draw:text-box>
        </draw:frame>
        <draw:frame presentation:style-name="pr8" draw:text-style-name="P6" draw:layer="layout" svg:width="22.133cm" svg:height="11.711cm" svg:x="2.327cm" svg:y="2.644cm" presentation:class="outline" presentation:user-transformed="true">
          <draw:text-box>
            <text:p text:style-name="P5">Complexidade da busca em largura?</text:p>
            <text:p xml:id="id5" text:id="id5" text:style-name="P5">O(n+m)</text:p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07cm" svg:height="9.482cm" svg:x="3.174cm" svg:y="1.904cm" draw:page-number="6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Largura</text:p>
          </draw:text-box>
        </draw:frame>
        <draw:frame presentation:style-name="pr8" draw:text-style-name="P6" draw:layer="layout" svg:width="22.133cm" svg:height="11.711cm" svg:x="2.327cm" svg:y="4.444cm" presentation:class="outline" presentation:user-transformed="true">
          <draw:text-box>
            <text:p text:style-name="P5">Uma vez que a árvore de busca em largura é computada podemos computar o menor caminho de qualquer vértice ao vértice v em tempo linear em relação ao tamanho do caminho</text:p>
          </draw:text-box>
        </draw:frame>
        <presentation:notes draw:style-name="dp2">
          <draw:page-thumbnail draw:style-name="gr2" draw:layer="layout" svg:width="12.607cm" svg:height="9.482cm" svg:x="3.174cm" svg:y="1.904cm" draw:page-number="7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10" draw:text-style-name="P6" draw:layer="layout" svg:width="22.133cm" svg:height="16.15cm" svg:x="2.327cm" svg:y="2.744cm" presentation:class="outline" presentation:user-transformed="true">
          <draw:text-box>
            <text:p text:style-name="P5">Busca em Profundidade: algoritmo simples que forma parte de muitos outros algoritmos em teoria dos grafos</text:p>
            <text:p xml:id="id6" text:id="id6" text:style-name="P5">Dado um grafo G sistematicamente percorre todos os vértices do grafo</text:p>
            <text:p xml:id="id7" text:id="id7" text:style-name="P5">As arestas são exploradas sempre a partir do último vértice descoberto que ainda tem arestas sem explorar</text:p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07cm" svg:height="9.482cm" svg:x="3.174cm" svg:y="1.904cm" draw:page-number="8" presentation:class="page"/>
          <draw:frame presentation:style-name="pr5" draw:text-style-name="P11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8" draw:text-style-name="P6" draw:layer="layout" svg:width="22.133cm" svg:height="11.711cm" svg:x="2.327cm" svg:y="4.444cm" presentation:class="outline" presentation:user-transformed="true">
          <draw:text-box>
            <text:p text:style-name="P5">Busca em profundidade (DFS) não calcula distâncias</text:p>
            <text:p xml:id="id8" text:id="id8" text:style-name="P5">Porem, podemos marcar os tempos de apertura (vira cinza) e fechamento de um vértice (vira preto)</text:p>
            <text:p xml:id="id9" text:id="id9" text:style-name="P5">Estes valores são usados em diversos algoritm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07cm" svg:height="9.482cm" svg:x="3.174cm" svg:y="1.904cm" draw:page-number="9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text-style-name="P4" draw:layer="layout" svg:width="17.899cm" svg:height="1.859cm" svg:x="4.021cm" svg:y="0.699cm" presentation:class="title">
          <draw:text-box>
            <text:p text:style-name="P4">Busca em Profundidade</text:p>
          </draw:text-box>
        </draw:frame>
        <draw:frame presentation:style-name="pr8" draw:text-style-name="P10" draw:layer="layout" svg:width="22.133cm" svg:height="11.711cm" svg:x="2.367cm" svg:y="2.961cm" presentation:class="outline" presentation:user-transformed="true">
          <draw:text-box>
            <text:p text:style-name="P5"><text:span text:style-name="T2">Para todo t </text:span><text:span text:style-name="T3"> </text:span><text:span text:style-name="T4">V</text:span></text:p>
            <text:p text:style-name="P7"><text:span text:style-name="T5">Cor[t]=branco, </text:span><text:span text:style-name="T6"></text:span><text:span text:style-name="T7">[t]=null</text:span></text:p>
            <text:p text:style-name="P5"><text:span text:style-name="T4">tempo=0</text:span></text:p>
            <text:p text:style-name="P5"><text:span text:style-name="T4">Para cada t </text:span><text:span text:style-name="T3"> </text:span><text:span text:style-name="T4">V</text:span></text:p>
            <text:p text:style-name="P7"><text:span text:style-name="T7">se cor[t] = branco</text:span></text:p>
            <text:p text:style-name="P8"><text:span text:style-name="T7">DFS(t)</text:span></text:p>
            <text:p text:style-name="P8"><text:span text:style-name="T7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2.607cm" svg:height="9.482cm" svg:x="3.174cm" svg:y="1.904cm" draw:page-number="10" presentation:class="page"/>
          <draw:frame presentation:style-name="pr5" draw:text-style-name="P11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11" draw:text-style-name="P6" draw:layer="layout" svg:width="22.133cm" svg:height="18.607cm" svg:x="6.367cm" svg:y="2.893cm" presentation:class="outline" presentation:user-transformed="true">
          <draw:text-box>
            <text:p text:style-name="P5"><text:span text:style-name="T4">DFS(v)</text:span></text:p>
            <text:p text:style-name="P5"><text:span text:style-name="T4">cor[v]=cinza</text:span></text:p>
            <text:p text:style-name="P5"><text:span text:style-name="T4">tempo=tempo+1</text:span></text:p>
            <text:p text:style-name="P5"><text:span text:style-name="T4">r[v]=tempo</text:span></text:p>
            <text:p text:style-name="P5"><text:span text:style-name="T4">Para cada s </text:span><text:span text:style-name="T3"> </text:span><text:span text:style-name="T4">Adj(v)</text:span></text:p>
            <text:p text:style-name="P7"><text:span text:style-name="T7">Se cor[s]=branco</text:span></text:p>
            <text:p text:style-name="P8"><text:span text:style-name="T6"></text:span><text:span text:style-name="T7">[s]=v</text:span><text:span text:style-name="T7"><text:tab/></text:span></text:p>
            <text:p text:style-name="P8"><text:span text:style-name="T7">DFS(s)</text:span></text:p>
            <text:p text:style-name="P5"><text:span text:style-name="T4">cor[v]=preto</text:span></text:p>
            <text:p text:style-name="P5"><text:span text:style-name="T4">tempo=tempo+1</text:span></text:p>
            <text:p text:style-name="P5"><text:span text:style-name="T4">f[v]=tempo</text:span></text:p>
            <text:p text:style-name="P8"><text:span text:style-name="T7"/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2.607cm" svg:height="9.482cm" svg:x="3.174cm" svg:y="1.904cm" draw:page-number="11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8" draw:text-style-name="P6" draw:layer="layout" svg:width="22.133cm" svg:height="11.711cm" svg:x="2.327cm" svg:y="4.444cm" presentation:class="outline" presentation:user-transformed="true">
          <draw:text-box>
            <text:p text:style-name="P5">Exemplo no quadro.</text:p>
          </draw:text-box>
        </draw:frame>
        <presentation:notes draw:style-name="dp2">
          <draw:page-thumbnail draw:style-name="gr2" draw:layer="layout" svg:width="12.607cm" svg:height="9.482cm" svg:x="3.174cm" svg:y="1.904cm" draw:page-number="12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8" draw:text-style-name="P6" draw:layer="layout" svg:width="22.133cm" svg:height="11.711cm" svg:x="2.327cm" svg:y="2.644cm" presentation:class="outline" presentation:user-transformed="true">
          <draw:text-box>
            <text:p text:style-name="P5">Complexidade da busca em profundidade?</text:p>
            <text:p xml:id="id10" text:id="id10" text:style-name="P5">O(n+m)</text:p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07cm" svg:height="9.482cm" svg:x="3.174cm" svg:y="1.904cm" draw:page-number="13" presentation:class="page"/>
          <draw:frame presentation:style-name="pr5" draw:text-style-name="P11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12" draw:text-style-name="P6" draw:layer="layout" svg:width="22.133cm" svg:height="16.62cm" svg:x="2.327cm" svg:y="3.744cm" presentation:class="outline" presentation:user-transformed="true">
          <draw:text-box>
            <text:p text:style-name="P5">Vértices cinzas e pretos já foram descobertos</text:p>
            <text:p text:style-name="P5">Vértices pretos já foram completamente explorados</text:p>
            <text:p text:style-name="P5">Os valores de <text:span text:style-name="T8"></text:span><text:span text:style-name="T9"> determinam uma floresta</text:span></text:p>
            <text:p text:style-name="P5"><text:span text:style-name="T9">A floresta determinada depende da forma como vértices e arestas estão armazenados na estrutura de dados</text:span></text:p>
            <text:p text:style-name="P5"/>
          </draw:text-box>
        </draw:frame>
        <presentation:notes draw:style-name="dp2">
          <draw:page-thumbnail draw:style-name="gr2" draw:layer="layout" svg:width="12.607cm" svg:height="9.482cm" svg:x="3.174cm" svg:y="1.904cm" draw:page-number="14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4">Busca em Profundidade</text:p>
          </draw:text-box>
        </draw:frame>
        <draw:frame presentation:style-name="pr13" draw:text-style-name="P6" draw:layer="layout" svg:width="22.133cm" svg:height="13.748cm" svg:x="2.327cm" svg:y="3.144cm" presentation:class="outline" presentation:user-transformed="true">
          <draw:text-box>
            <text:p text:style-name="P5">Dados dois vértices v e u de G, depois da aplicação de busca em profundidade se verifica que:</text:p>
            <text:p text:style-name="P5">[d[v],f[v]] e [d[u],f[u]] são disjuntos</text:p>
            <text:p text:style-name="P5">ou</text:p>
            <text:p text:style-name="P5">um dos dois está incluido no outro.</text:p>
            <text:p text:style-name="P5">Ideia da Prova: Ver quando os vértices viram cinza e preto.</text:p>
          </draw:text-box>
        </draw:frame>
        <presentation:notes draw:style-name="dp2">
          <draw:page-thumbnail draw:style-name="gr2" draw:layer="layout" svg:width="12.607cm" svg:height="9.482cm" svg:x="3.174cm" svg:y="1.904cm" draw:page-number="15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0">
        <office:forms form:automatic-focus="false" form:apply-design-mode="false"/>
        <draw:frame presentation:style-name="pr14" draw:text-style-name="P13" draw:layer="layout" svg:width="17.991cm" svg:height="1.778cm" svg:x="4.021cm" svg:y="0.762cm" presentation:class="title" presentation:user-transformed="true">
          <draw:text-box>
            <text:p text:style-name="P12"><text:span text:style-name="T1">Caminhamento em Grafos</text:span></text:p>
          </draw:text-box>
        </draw:frame>
        <draw:frame presentation:style-name="pr15" draw:text-style-name="P17" draw:layer="layout" svg:width="18.839cm" svg:height="12.158cm" svg:x="2.327cm" svg:y="3.81cm" presentation:class="outline" presentation:user-transformed="true">
          <draw:text-box>
            <text:p text:style-name="P14"><text:span text:style-name="T10">Aplicações de busca em profundidade/largura, grafo G=(V,E):</text:span></text:p>
            <text:p text:style-name="P15"><text:span text:style-name="T11">G é acíclico? <text:s/></text:span></text:p>
            <text:p text:style-name="P16"><text:span text:style-name="T11">G é conexo?</text:span></text:p>
            <text:p text:style-name="P16"><text:span text:style-name="T11">G é bipartido? <text:s text:c="2"/></text:span></text:p>
            <text:p text:style-name="P16"><text:span text:style-name="T11">G é planar?</text:span></text:p>
            <text:p text:style-name="P16"><text:span text:style-name="T11">Computar todos os ciclos de G.</text:span></text:p>
            <text:p text:style-name="P16"><text:span text:style-name="T11">Quais são as componentes conexas de G?</text:span></text:p>
            <text:p text:style-name="P16"><text:span text:style-name="T11">Quais são as componentes biconexas de G?</text:span></text:p>
            <text:p text:style-name="P16"><text:span text:style-name="T11">Quais são os pontos de articulação de G?</text:span></text:p>
            <text:p text:style-name="P16"><text:span text:style-name="T11">Componentes fortemente conexas Kosaraju's algorithm</text:span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6" draw:layer="layout" svg:width="17.899cm" svg:height="1.858cm" svg:x="4.021cm" svg:y="0.699cm" presentation:class="title">
          <draw:text-box>
            <text:p>Componentes fortemente conexas</text:p>
          </draw:text-box>
        </draw:frame>
        <draw:frame presentation:style-name="pr17" draw:layer="layout" svg:width="22.133cm" svg:height="14.02cm" svg:x="2.327cm" svg:y="3.444cm" presentation:class="outline" presentation:user-transformed="true">
          <draw:text-box>
            <text:list text:style-name="L3">
              <text:list-item>
                <text:p><text:span text:style-name="T12">Computar busca em profundidade.</text:span></text:p>
              </text:list-item>
              <text:list-item>
                <text:p><text:span text:style-name="T12">Guardar os vértices em ordem inversa de tempo de fechamento.</text:span></text:p>
              </text:list-item>
              <text:list-item>
                <text:p><text:span text:style-name="T12">Invertir os arcos do grafo.</text:span></text:p>
              </text:list-item>
              <text:list-item>
                <text:p><text:span text:style-name="T12">Computar busca em profundidade usando como vértice inicial sempre o primeiro branco na ordem estabelecida no ponto 2.</text:span></text:p>
              </text:list-item>
              <text:list-item>
                <text:p><text:span text:style-name="T12">Cada vez que um vértice inicial fecha descobrimos uma nova componente fortemente conexa.</text:span></text:p>
              </text:list-item>
            </text:list>
          </draw:text-box>
        </draw:frame>
        <presentation:notes draw:style-name="dp2">
          <draw:page-thumbnail draw:style-name="gr2" draw:layer="layout" svg:width="12.607cm" svg:height="9.482cm" svg:x="3.174cm" svg:y="1.904cm" draw:page-number="17" presentation:class="page"/>
          <draw:frame presentation:style-name="pr18" draw:layer="layout" svg:width="15.147cm" svg:height="11.387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0">
        <office:forms form:automatic-focus="false" form:apply-design-mode="false"/>
        <draw:frame presentation:style-name="pr14" draw:text-style-name="P13" draw:layer="layout" svg:width="17.991cm" svg:height="1.778cm" svg:x="4.021cm" svg:y="0.762cm" presentation:class="title" presentation:user-transformed="true">
          <draw:text-box>
            <text:p text:style-name="P12"><text:span text:style-name="T1">Caminhamento em Grafos</text:span></text:p>
          </draw:text-box>
        </draw:frame>
        <draw:custom-shape draw:style-name="gr3" draw:text-style-name="P3" draw:layer="layout" svg:width="18.415cm" svg:height="11.007cm" svg:x="3.598cm" svg:y="5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4.468cm" svg:height="10.138cm" svg:x="5.677cm" svg:y="6.059cm">
          <text:p text:style-name="P18"><text:span text:style-name="T13">Procedimento </text:span><text:span text:style-name="T14">COMPONENTES-CONEXAS</text:span></text:p>
          <text:p text:style-name="P18"><text:span text:style-name="T14"><text:s text:c="3"/></text:span><text:span text:style-name="T13">Para</text:span><text:span text:style-name="T14"> </text:span><text:span text:style-name="T15">i</text:span><text:span text:style-name="T14"> = 1,...,n </text:span><text:span text:style-name="T13">faça</text:span></text:p>
          <text:p text:style-name="P18"><text:span text:style-name="T14"><text:s text:c="6"/></text:span><text:span text:style-name="T14">visitado(</text:span><text:span text:style-name="T15">i</text:span><text:span text:style-name="T14">) </text:span><text:span text:style-name="T16"></text:span><text:span text:style-name="T14"> 0</text:span></text:p>
          <text:p text:style-name="P18"><text:span text:style-name="T14"><text:s text:c="3"/></text:span><text:span text:style-name="T13">fim-para</text:span></text:p>
          <text:p text:style-name="P18"><text:span text:style-name="T13"><text:s text:c="3"/></text:span><text:span text:style-name="T15">componente</text:span><text:span text:style-name="T14"> </text:span><text:span text:style-name="T16"></text:span><text:span text:style-name="T14"> 0</text:span></text:p>
          <text:p text:style-name="P18"><text:span text:style-name="T14"><text:s text:c="3"/></text:span><text:span text:style-name="T13">Para</text:span><text:span text:style-name="T14"> </text:span><text:span text:style-name="T15">i</text:span><text:span text:style-name="T14"> = 1,...,n </text:span><text:span text:style-name="T13">faça</text:span></text:p>
          <text:p text:style-name="P18"><text:span text:style-name="T14"><text:s text:c="6"/></text:span><text:span text:style-name="T13">Se</text:span><text:span text:style-name="T14"> visitado(</text:span><text:span text:style-name="T15">i</text:span><text:span text:style-name="T14">) = 0 </text:span><text:span text:style-name="T13">então</text:span></text:p>
          <text:p text:style-name="P18"><text:span text:style-name="T14"><text:s text:c="9"/></text:span><text:span text:style-name="T15">componente</text:span><text:span text:style-name="T14"> </text:span><text:span text:style-name="T16"></text:span><text:span text:style-name="T14"> </text:span><text:span text:style-name="T15">componente</text:span><text:span text:style-name="T14"> + 1</text:span></text:p>
          <text:p text:style-name="P18"><text:span text:style-name="T14"><text:s text:c="9"/></text:span><text:span text:style-name="T14">PROF(</text:span><text:span text:style-name="T15">i</text:span><text:span text:style-name="T14">, </text:span><text:span text:style-name="T15">componente</text:span><text:span text:style-name="T14">)‏</text:span></text:p>
          <text:p text:style-name="P18"><text:span text:style-name="T14"><text:s text:c="6"/></text:span><text:span text:style-name="T13">fim-se</text:span></text:p>
          <text:p text:style-name="P18"><text:span text:style-name="T14"><text:s text:c="3"/></text:span><text:span text:style-name="T13">fim-para</text:span></text:p>
          <text:p text:style-name="P18"><text:span text:style-name="T13">Fim</text:span></text:p>
          <draw:enhanced-geometry svg:viewBox="0 0 21600 21600" draw:type="mso-spt202" draw:enhanced-path="M 0 0 L 21600 0 21600 21600 0 21600 0 0 Z N"/>
        </draw:custom-shape>
        <draw:custom-shape draw:style-name="gr4" draw:text-style-name="P21" draw:layer="layout" svg:width="17.833cm" svg:height="1.197cm" svg:x="4.101cm" svg:y="3.47cm">
          <text:p text:style-name="P20"><text:span text:style-name="T17">Algoritmo para encontrar as componentes conexa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0">
        <office:forms form:automatic-focus="false" form:apply-design-mode="false"/>
        <draw:frame presentation:style-name="pr14" draw:text-style-name="P13" draw:layer="layout" svg:width="17.991cm" svg:height="1.778cm" svg:x="4.021cm" svg:y="0.762cm" presentation:class="title" presentation:user-transformed="true">
          <draw:text-box>
            <text:p text:style-name="P12"><text:span text:style-name="T1">Caminhamento em Grafos</text:span></text:p>
          </draw:text-box>
        </draw:frame>
        <draw:custom-shape draw:style-name="gr3" draw:text-style-name="P3" draw:layer="layout" svg:width="18.415cm" svg:height="7.62cm" svg:x="4.022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4.218cm" svg:height="6.719cm" svg:x="6.226cm" svg:y="6.694cm">
          <text:p text:style-name="P18"><text:span text:style-name="T13">Procedimento </text:span><text:span text:style-name="T14">PROF(</text:span><text:span text:style-name="T15">v</text:span><text:span text:style-name="T14">, </text:span><text:span text:style-name="T15">marca</text:span><text:span text:style-name="T14">)‏</text:span></text:p>
          <text:p text:style-name="P18"><text:span text:style-name="T14"><text:s text:c="3"/></text:span><text:span text:style-name="T14">visitado(</text:span><text:span text:style-name="T15">v</text:span><text:span text:style-name="T14">) </text:span><text:span text:style-name="T16"></text:span><text:span text:style-name="T14"> </text:span><text:span text:style-name="T15">marca</text:span></text:p>
          <text:p text:style-name="P18"><text:span text:style-name="T13"><text:s text:c="3"/></text:span><text:span text:style-name="T13">Para</text:span><text:span text:style-name="T14"> cada nó </text:span><text:span text:style-name="T15">w</text:span><text:span text:style-name="T14"> adjacente a </text:span><text:span text:style-name="T15">v</text:span><text:span text:style-name="T14"> </text:span><text:span text:style-name="T13">faça</text:span></text:p>
          <text:p text:style-name="P18"><text:span text:style-name="T14"><text:s text:c="6"/></text:span><text:span text:style-name="T13">Se</text:span><text:span text:style-name="T14"> visitado(</text:span><text:span text:style-name="T15">w</text:span><text:span text:style-name="T14">) = 0 </text:span><text:span text:style-name="T13">então</text:span></text:p>
          <text:p text:style-name="P18"><text:span text:style-name="T14"><text:s text:c="9"/></text:span><text:span text:style-name="T14">PROF(</text:span><text:span text:style-name="T15">w</text:span><text:span text:style-name="T14">, </text:span><text:span text:style-name="T15">marca</text:span><text:span text:style-name="T14">)‏</text:span></text:p>
          <text:p text:style-name="P18"><text:span text:style-name="T14"><text:s text:c="6"/></text:span><text:span text:style-name="T13">fim-se</text:span></text:p>
          <text:p text:style-name="P18"><text:span text:style-name="T14"><text:s text:c="3"/></text:span><text:span text:style-name="T13">fim-para</text:span></text:p>
          <text:p text:style-name="P18"><text:span text:style-name="T13">Fim</text:span></text:p>
          <draw:enhanced-geometry svg:viewBox="0 0 21600 21600" draw:type="mso-spt202" draw:enhanced-path="M 0 0 L 21600 0 21600 21600 0 21600 0 0 Z N"/>
        </draw:custom-shape>
        <draw:custom-shape draw:style-name="gr4" draw:text-style-name="P21" draw:layer="layout" svg:width="17.833cm" svg:height="1.197cm" svg:x="4.101cm" svg:y="3.47cm">
          <text:p text:style-name="P20"><text:span text:style-name="T17">Algoritmo para encontrar as componentes conexa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6" draw:text-style-name="P4" draw:layer="layout" svg:width="17.899cm" svg:height="1.859cm" svg:x="4.021cm" svg:y="0.699cm" presentation:class="title">
          <draw:text-box>
            <text:p text:style-name="P12"><text:span text:style-name="T1">Caminhamento em Grafos</text:span></text:p>
          </draw:text-box>
        </draw:frame>
        <draw:frame presentation:style-name="pr8" draw:text-style-name="P6" draw:layer="layout" svg:width="22.133cm" svg:height="11.711cm" svg:x="2.327cm" svg:y="4.444cm" presentation:class="outline" presentation:user-transformed="true">
          <draw:text-box>
            <text:p text:style-name="P5">Ordenação topológica de um DAG (directed acyclic graph): Ordenar os vértices do grafo de forma que se o arco (u, v) <text:span text:style-name="T8"> </text:span>E, então pos(u) &lt; pos(v).</text:p>
            <text:p text:style-name="P5"/>
          </draw:text-box>
        </draw:frame>
        <presentation:notes draw:style-name="dp2">
          <draw:page-thumbnail draw:style-name="gr2" draw:layer="layout" svg:width="12.607cm" svg:height="9.482cm" svg:x="3.174cm" svg:y="1.904cm" draw:page-number="20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7.899cm" svg:height="1.608cm" svg:x="4.021cm" svg:y="0.824cm" presentation:class="title">
          <draw:text-box>
            <text:p text:style-name="P12"><text:span text:style-name="T1">Caminhamento em Grafos</text:span></text:p>
          </draw:text-box>
        </draw:frame>
        <draw:frame presentation:style-name="pr8" draw:text-style-name="P6" draw:layer="layout" svg:width="22.133cm" svg:height="11.711cm" svg:x="2.327cm" svg:y="4.444cm" presentation:class="outline" presentation:user-transformed="true">
          <draw:text-box>
            <text:p text:style-name="P5">Executar busca em profundidade.</text:p>
            <text:p text:style-name="P7"><text:span text:style-name="T18">Assim que um vértice é fechado (sua lista de adjecências é completamente explorda), inserimos ele no começo da lista.</text:span></text:p>
            <text:p text:style-name="P7"><text:span text:style-name="T18"/></text:p>
            <text:p text:style-name="P7"><text:span text:style-name="T18">Ver no quadro. </text:span></text:p>
          </draw:text-box>
        </draw:frame>
        <presentation:notes draw:style-name="dp2">
          <draw:page-thumbnail draw:style-name="gr2" draw:layer="layout" svg:width="12.607cm" svg:height="9.482cm" svg:x="3.174cm" svg:y="1.904cm" draw:page-number="21" presentation:class="page"/>
          <draw:frame presentation:style-name="pr5" draw:text-style-name="P4" draw:layer="layout" svg:width="15.147cm" svg:height="11.137cm" svg:x="1.90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6" draw:text-style-name="P4" draw:layer="layout" svg:width="17.899cm" svg:height="1.858cm" svg:x="4.021cm" svg:y="0.699cm" presentation:class="title">
          <draw:text-box>
            <text:p text:style-name="P4"><text:span text:style-name="T19">Búsqueda en Grafos</text:span></text:p>
          </draw:text-box>
        </draw:frame>
        <draw:frame presentation:style-name="pr19" draw:text-style-name="P6" draw:layer="layout" svg:width="22.133cm" svg:height="12.478cm" svg:x="2.327cm" svg:y="4.444cm" presentation:class="outline" presentation:user-transformed="true">
          <draw:text-box>
            <text:p text:style-name="P5">Desenvolver un algoritmo para determinar o caminho mais longo numa árvore (diâmetro) em O(n+m)</text:p>
            <text:p text:style-name="P5"><text:span text:style-name="T20">Desenvolver um algoritmo para </text:span>determinar o conjunto independiente (clique no grafo complementar) de peso máximo numa árvore com peso nos vértices.</text:p>
          </draw:text-box>
        </draw:frame>
        <presentation:notes draw:style-name="dp2">
          <draw:page-thumbnail draw:style-name="gr2" draw:layer="layout" svg:width="12.607cm" svg:height="9.482cm" svg:x="3.174cm" svg:y="1.904cm" draw:page-number="22" presentation:class="page"/>
          <draw:frame presentation:style-name="pr18" draw:text-style-name="P11" draw:layer="layout" svg:width="15.147cm" svg:height="11.387cm" svg:x="1.90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0">
        <office:forms form:automatic-focus="false" form:apply-design-mode="false"/>
        <draw:frame presentation:style-name="pr20" draw:text-style-name="P13" draw:layer="layout" svg:width="17.991cm" svg:height="2.123cm" svg:x="4.02cm" svg:y="0.589cm" presentation:class="title" presentation:user-transformed="true">
          <draw:text-box>
            <text:p text:style-name="P12"><text:span text:style-name="T1">Conceitos Básicos</text:span></text:p>
          </draw:text-box>
        </draw:frame>
        <draw:frame presentation:style-name="pr21" draw:text-style-name="P23" draw:layer="layout" svg:width="21.59cm" svg:height="6.894cm" svg:x="2.327cm" svg:y="3.81cm" presentation:class="outline" presentation:user-transformed="true">
          <draw:text-box>
            <text:p text:style-name="P22"><text:span text:style-name="T21">Exercício: </text:span><text:span text:style-name="T10">Programar algoritmo que:</text:span></text:p>
            <text:p text:style-name="P22"><text:span text:style-name="T10">Leia uma matriz de adjacência de arquivo em uma matriz em memória.</text:span></text:p>
            <text:p text:style-name="P22"><text:span text:style-name="T10">Transforme a matriz em uma estrutura de lista de adjacências.</text:span></text:p>
            <text:p text:style-name="P22"><text:span text:style-name="T10">Salve em um outro arquivo as listas de adjacências.</text:span></text:p>
            <text:p text:style-name="P22"><text:span text:style-name="T10">Entregar: Código (impresso) e exemplo de execução.</text:span></text:p>
          </draw:text-box>
        </draw:frame>
        <presentation:notes draw:style-name="dp2">
          <draw:custom-shape draw:style-name="gr5" draw:text-style-name="P3" draw:layer="layout" svg:width="12.7cm" svg:height="9.526cm" svg:x="3.174cm" svg:y="1.904cm">
            <text:p/>
            <draw:enhanced-geometry svg:viewBox="0 0 21600 21600" draw:type="mso-spt202" draw:enhanced-path="M 0 0 L 21600 0 21600 21600 0 21600 0 0 Z N"/>
          </draw:custom-shape>
          <draw:frame presentation:style-name="pr22" draw:text-style-name="P24" draw:layer="layout" svg:width="15.143cm" svg:height="11.383cm" svg:x="1.903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be0e3" draw:end-color="#6699ff" draw:start-intensity="100%" draw:end-intensity="100%" draw:angle="0" draw:border="0%"/>
    <draw:gradient draw:name="Gradient_20_8" draw:display-name="Gradient 8" draw:style="linear" draw:start-color="#ffffff" draw:end-color="#ffffff" draw:start-intensity="100%" draw:end-intensity="100%" draw:angle="2700" draw:border="0%"/>
    <draw:gradient draw:name="Gradient_20_9" draw:display-name="Gradient 9" draw:style="axial" draw:start-color="#ffffff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18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18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18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18%" fo:text-align="center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18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18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18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18%" fo:text-align="center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6699ff" draw:fill-gradient-name="Gradient_20_7" draw:opacity="68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26cm" svg:stroke-color="#80808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solid" svg:stroke-width="0.026cm" svg:stroke-color="#eaeaea" draw:stroke-linejoin="miter" draw:fill="solid" draw:fill-color="#bbe0e3" draw:opacity="57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1" style:family="graphic" style:parent-style-name="standard">
      <style:graphic-properties draw:stroke="solid" svg:stroke-width="0.106cm" svg:stroke-color="#eaeae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47cm" fo:min-width="0cm" fo:padding-top="0.13cm" fo:padding-bottom="0.13cm" fo:padding-left="0.25cm" fo:padding-right="0.25cm" fo:wrap-option="no-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no-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no-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9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9cm" fo:min-width="0cm" fo:padding-top="0.13cm" fo:padding-bottom="0.13cm" fo:padding-left="0.25cm" fo:padding-right="0.25cm" fo:wrap-option="no-wrap" draw:shadow="hidden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9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9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Unicode MS'" style:font-family-generic="swiss" style:font-pitch="variable" fo:font-size="14pt" fo:language="en" fo:country="GB" fo:text-shadow="1pt 1pt" style:font-size-asian="14pt" style:font-size-complex="14pt"/>
    </style:style>
    <style:style style:name="MT3" style:family="text">
      <style:text-properties fo:color="#000000" fo:font-family="'Times New Roman'" style:font-family-generic="roman" style:font-pitch="variable" fo:font-size="12pt" fo:language="en" fo:country="GB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MT4" style:family="text">
      <style:text-properties fo:color="#000000" fo:font-family="'Times New Roman'" style:font-family-generic="roman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31cm" svg:x="0cm" svg:y="17.78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133cm" svg:height="11.049cm" svg:x="2.327cm" svg:y="4.444cm" presentation:class="outline" presentation:placeholder="true">
        <draw:text-box/>
      </draw:frame>
      <draw:custom-shape draw:style-name="Mgr4" draw:text-style-name="MP3" draw:layer="backgroundobjects" svg:width="20.743cm" svg:height="1.27cm" draw:transform="rotate (3.1415926535892) translate (25.368cm 19.143cm)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.812cm" svg:height="1.046cm" svg:x="22.225cm" svg:y="17.938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2" draw:text-style-name="MP4" draw:layer="backgroundobjects" svg:width="5.199cm" svg:height="1.046cm" svg:x="16.721cm" svg:y="17.938cm" presentation:class="footer">
        <draw:text-box>
          <text:p text:style-name="MP4"><text:span text:style-name="MT2">Teoria de Grafos</text:span></text:p>
        </draw:text-box>
      </draw:frame>
      <draw:custom-shape draw:style-name="Mgr3" draw:text-style-name="MP3" draw:layer="backgroundobjects" svg:width="25.4cm" svg:height="2.751cm" draw:transform="rotate (3.1415926535892) translate (25.4cm 2.843cm)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0.372cm" svg:height="2.752cm" svg:x="0cm" svg:y="0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3" draw:layer="backgroundobjects" svg:width="0.26cm" svg:height="0.269cm" svg:x="0.613cm" svg:y="0.6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0.318cm" svg:y="1.46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1.729cm" svg:y="0.5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1.257cm" svg:y="1.7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0.67cm" svg:y="2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2.258cm" svg:y="1.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3.021cm" svg:y="0.9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2.139cm" svg:y="2.0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1cm" svg:height="0.269cm" svg:x="2.963cm" svg:y="1.7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Mgr5" draw:text-style-name="MP3" draw:layer="backgroundobjects" svg:width="0.26cm" svg:height="0.269cm" svg:x="1.667cm" svg:y="2.6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Mgr6" draw:text-style-name="MP5" draw:layer="backgroundobjects" svg:x1="0.494cm" svg:y1="1.72cm" svg:x2="0.728cm" svg:y2="2.386cm">
          <text:p/>
        </draw:line>
        <draw:line draw:style-name="Mgr6" draw:text-style-name="MP5" draw:layer="backgroundobjects" svg:x1="0.564cm" svg:y1="1.645cm" svg:x2="1.27cm" svg:y2="1.826cm">
          <text:p/>
        </draw:line>
        <draw:line draw:style-name="Mgr6" draw:text-style-name="MP5" draw:layer="backgroundobjects" svg:x1="0.855cm" svg:y1="0.86cm" svg:x2="2.267cm" svg:y2="1.283cm">
          <text:p/>
        </draw:line>
        <draw:line draw:style-name="Mgr6" draw:text-style-name="MP5" draw:layer="backgroundobjects" svg:x1="2.514cm" svg:y1="1.379cm" svg:x2="3.021cm" svg:y2="1.022cm">
          <text:p/>
        </draw:line>
        <draw:line draw:style-name="Mgr6" draw:text-style-name="MP5" draw:layer="backgroundobjects" svg:x1="1.879cm" svg:y1="0.798cm" svg:x2="1.341cm" svg:y2="1.707cm">
          <text:p/>
        </draw:line>
        <draw:line draw:style-name="Mgr6" draw:text-style-name="MP5" draw:layer="backgroundobjects" svg:x1="1.504cm" svg:y1="1.887cm" svg:x2="2.148cm" svg:y2="2.068cm">
          <text:p/>
        </draw:line>
        <draw:line draw:style-name="Mgr6" draw:text-style-name="MP5" draw:layer="backgroundobjects" svg:x1="1.433cm" svg:y1="1.958cm" svg:x2="1.724cm" svg:y2="2.624cm">
          <text:p/>
        </draw:line>
        <draw:line draw:style-name="Mgr6" draw:text-style-name="MP5" draw:layer="backgroundobjects" svg:x1="0.763cm" svg:y1="0.917cm" svg:x2="0.401cm" svg:y2="1.464cm">
          <text:p/>
        </draw:line>
        <draw:line draw:style-name="Mgr6" draw:text-style-name="MP5" draw:layer="backgroundobjects" svg:x1="1.905cm" svg:y1="0.807cm" svg:x2="2.249cm" svg:y2="1.989cm">
          <text:p/>
        </draw:line>
        <draw:line draw:style-name="Mgr6" draw:text-style-name="MP5" draw:layer="backgroundobjects" svg:x1="0.926cm" svg:y1="2.553cm" svg:x2="1.658cm" svg:y2="2.725cm">
          <text:p/>
        </draw:line>
        <draw:line draw:style-name="Mgr6" draw:text-style-name="MP5" draw:layer="backgroundobjects" svg:x1="2.408cm" svg:y1="2.2cm" svg:x2="2.994cm" svg:y2="1.834cm">
          <text:p/>
        </draw:line>
        <draw:line draw:style-name="Mgr6" draw:text-style-name="MP5" draw:layer="backgroundobjects" svg:x1="2.006cm" svg:y1="0.679cm" svg:x2="3.021cm" svg:y2="0.97cm">
          <text:p/>
        </draw:line>
        <draw:line draw:style-name="Mgr6" draw:text-style-name="MP5" draw:layer="backgroundobjects" svg:x1="3.241cm" svg:y1="1.199cm" svg:x2="2.999cm" svg:y2="1.685cm">
          <text:p/>
        </draw:line>
        <draw:line draw:style-name="Mgr6" draw:text-style-name="MP5" draw:layer="backgroundobjects" svg:x1="1.954cm" svg:y1="2.826cm" svg:x2="3.012cm" svg:y2="1.855cm">
          <text:p/>
        </draw:line>
        <draw:line draw:style-name="Mgr6" draw:text-style-name="MP5" draw:layer="backgroundobjects" svg:x1="0.551cm" svg:y1="1.614cm" svg:x2="1.724cm" svg:y2="0.644cm">
          <text:p/>
        </draw:line>
      </draw:g>
      <draw:frame presentation:style-name="Default-title" draw:layer="backgroundobjects" svg:width="17.899cm" svg:height="1.858cm" svg:x="4.021cm" svg:y="0.699cm" presentation:class="titl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8.162cm" svg:height="1.22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162cm" svg:height="1.227cm" svg:x="10.791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607cm" svg:height="9.482cm" svg:x="3.174cm" svg:y="1.904cm" presentation:class="page"/>
        <draw:frame presentation:style-name="Default-notes" draw:layer="backgroundobjects" svg:width="15.147cm" svg:height="11.387cm" svg:x="1.904cm" svg:y="12.065cm" presentation:class="notes" presentation:placeholder="true">
          <draw:text-box/>
        </draw:frame>
        <draw:frame presentation:style-name="Mpr5" draw:text-style-name="MP7" draw:layer="backgroundobjects" svg:width="8.162cm" svg:height="1.178cm" svg:x="0cm" svg:y="24.124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8" draw:layer="backgroundobjects" svg:width="8.162cm" svg:height="1.178cm" svg:x="10.791cm" svg:y="24.124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Mpr7" draw:text-style-name="MP9" draw:layer="backgroundobjects" svg:width="7.951cm" svg:height="1.271cm" svg:x="8.677cm" svg:y="17.348cm" presentation:class="footer">
        <draw:text-box>
          <text:p text:style-name="MP9"><text:span text:style-name="MT4"><presentation:footer/></text:span></text:p>
        </draw:text-box>
      </draw:frame>
      <draw:frame presentation:style-name="Mpr8" draw:text-style-name="MP8" draw:layer="backgroundobjects" svg:width="5.834cm" svg:height="1.271cm" svg:x="18.203cm" svg:y="17.348cm" presentation:class="page-number">
        <draw:text-box>
          <text:p text:style-name="MP8"><text:span text:style-name="MT4"><text:page-number>&lt;number&gt;</text:page-number></text:span></text:p>
        </draw:text-box>
      </draw:frame>
      <draw:custom-shape draw:style-name="Mgr3" draw:text-style-name="MP3" draw:layer="backgroundobjects" svg:width="25.4cm" svg:height="4.022cm" svg:x="0cm" svg:y="6.35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5.4cm" svg:height="4.119cm" svg:x="0.004cm" svg:y="6.35cm">
        <text:p/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1.473cm" svg:height="1.442cm" svg:x="6.103cm" svg:y="3.4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4.445cm" svg:y="7.624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12.4cm" svg:y="2.752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9.75cm" svg:y="8.925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6.434cm" svg:y="12.497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2cm" svg:height="1.442cm" svg:x="15.386cm" svg:y="6.002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19.694cm" svg:y="4.70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69cm" svg:height="1.442cm" svg:x="14.724cm" svg:y="10.54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19.363cm" svg:y="8.925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10" draw:text-style-name="MP3" draw:layer="backgroundobjects" svg:width="1.473cm" svg:height="1.442cm" svg:x="12.069cm" svg:y="13.79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line draw:style-name="Mgr11" draw:text-style-name="MP5" draw:layer="backgroundobjects" svg:x1="5.442cm" svg:y1="8.987cm" svg:x2="6.765cm" svg:y2="12.559cm">
        <text:p/>
      </draw:line>
      <draw:line draw:style-name="Mgr11" draw:text-style-name="MP5" draw:layer="backgroundobjects" svg:x1="5.834cm" svg:y1="8.599cm" svg:x2="9.812cm" svg:y2="9.574cm">
        <text:p/>
      </draw:line>
      <draw:line draw:style-name="Mgr11" draw:text-style-name="MP5" draw:layer="backgroundobjects" svg:x1="7.492cm" svg:y1="4.374cm" svg:x2="15.447cm" svg:y2="6.65cm">
        <text:p/>
      </draw:line>
      <draw:line draw:style-name="Mgr11" draw:text-style-name="MP5" draw:layer="backgroundobjects" svg:x1="16.836cm" svg:y1="6.764cm" svg:x2="19.703cm" svg:y2="5.643cm">
        <text:p/>
      </draw:line>
      <draw:line draw:style-name="Mgr11" draw:text-style-name="MP5" draw:layer="backgroundobjects" svg:x1="12.827cm" svg:y1="4.053cm" svg:x2="10.648cm" svg:y2="8.925cm">
        <text:p/>
      </draw:line>
      <draw:line draw:style-name="Mgr11" draw:text-style-name="MP5" draw:layer="backgroundobjects" svg:x1="11.139cm" svg:y1="9.9cm" svg:x2="14.786cm" svg:y2="10.874cm">
        <text:p/>
      </draw:line>
      <draw:line draw:style-name="Mgr11" draw:text-style-name="MP5" draw:layer="backgroundobjects" svg:x1="10.742cm" svg:y1="10.283cm" svg:x2="12.4cm" svg:y2="13.86cm">
        <text:p/>
      </draw:line>
      <draw:line draw:style-name="Mgr11" draw:text-style-name="MP5" draw:layer="backgroundobjects" svg:x1="6.525cm" svg:y1="4.701cm" svg:x2="5.348cm" svg:y2="7.624cm">
        <text:p/>
      </draw:line>
      <draw:line draw:style-name="Mgr11" draw:text-style-name="MP5" draw:layer="backgroundobjects" svg:x1="13.397cm" svg:y1="4.114cm" svg:x2="15.346cm" svg:y2="10.469cm">
        <text:p/>
      </draw:line>
      <draw:line draw:style-name="Mgr11" draw:text-style-name="MP5" draw:layer="backgroundobjects" svg:x1="7.885cm" svg:y1="13.472cm" svg:x2="12.021cm" svg:y2="14.407cm">
        <text:p/>
      </draw:line>
      <draw:line draw:style-name="Mgr11" draw:text-style-name="MP5" draw:layer="backgroundobjects" svg:x1="16.237cm" svg:y1="11.17cm" svg:x2="19.548cm" svg:y2="10.01cm">
        <text:p/>
      </draw:line>
      <draw:line draw:style-name="Mgr11" draw:text-style-name="MP5" draw:layer="backgroundobjects" svg:x1="13.974cm" svg:y1="3.4cm" svg:x2="19.703cm" svg:y2="4.957cm">
        <text:p/>
      </draw:line>
      <draw:line draw:style-name="Mgr11" draw:text-style-name="MP5" draw:layer="backgroundobjects" svg:x1="20.514cm" svg:y1="6.204cm" svg:x2="19.998cm" svg:y2="8.802cm">
        <text:p/>
      </draw:line>
      <draw:line draw:style-name="Mgr11" draw:text-style-name="MP5" draw:layer="backgroundobjects" svg:x1="13.666cm" svg:y1="14.538cm" svg:x2="19.632cm" svg:y2="10.133cm">
        <text:p/>
      </draw:line>
      <draw:line draw:style-name="Mgr11" draw:text-style-name="MP5" draw:layer="backgroundobjects" svg:x1="5.772cm" svg:y1="8.042cm" svg:x2="12.4cm" svg:y2="3.633cm">
        <text:p/>
      </draw:line>
      <draw:frame presentation:style-name="Title1-title" draw:layer="backgroundobjects" svg:width="21.497cm" svg:height="4.045cm" svg:x="1.904cm" svg:y="6.288cm" presentation:class="title" presentation:placeholder="true">
        <draw:text-box/>
      </draw:frame>
      <draw:frame presentation:style-name="Title1-outline1" draw:layer="backgroundobjects" svg:width="22.767cm" svg:height="11.049cm" svg:x="1.269cm" svg:y="4.458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7" draw:layer="backgroundobjects" svg:width="8.162cm" svg:height="1.22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0" draw:text-style-name="MP8" draw:layer="backgroundobjects" svg:width="8.162cm" svg:height="1.227cm" svg:x="10.791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607cm" svg:height="9.482cm" svg:x="3.174cm" svg:y="1.904cm" presentation:class="page"/>
        <draw:frame presentation:style-name="Title1-notes" draw:layer="backgroundobjects" svg:width="15.147cm" svg:height="11.387cm" svg:x="1.904cm" svg:y="12.065cm" presentation:class="notes" presentation:placeholder="true">
          <draw:text-box/>
        </draw:frame>
        <draw:frame presentation:style-name="Mpr11" draw:text-style-name="MP7" draw:layer="backgroundobjects" svg:width="8.162cm" svg:height="1.178cm" svg:x="0cm" svg:y="24.124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8" draw:layer="backgroundobjects" svg:width="8.162cm" svg:height="1.178cm" svg:x="10.791cm" svg:y="24.124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Slide 1</dc:title>
    <dc:date>2017-03-23T10:34:09.74</dc:date>
    <meta:editing-cycles>23</meta:editing-cycles>
    <meta:editing-duration>P13DT11M19S</meta:editing-duration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